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break-before="page"/>
      <style:text-properties officeooo:rsid="00087502" officeooo:paragraph-rsid="00087502"/>
    </style:style>
    <style:style style:name="P4" style:family="paragraph" style:parent-style-name="Text_20_body">
      <style:text-properties officeooo:rsid="00087502" officeooo:paragraph-rsid="00087502"/>
    </style:style>
    <style:style style:name="P5" style:family="paragraph" style:parent-style-name="Text_20_body">
      <style:text-properties fo:font-size="24pt"/>
    </style:style>
    <style:style style:name="P6" style:family="paragraph" style:parent-style-name="Text_20_body">
      <style:paragraph-properties fo:margin-top="0cm" fo:margin-bottom="0cm" loext:contextual-spacing="false"/>
    </style:style>
    <style:style style:name="P7" style:family="paragraph" style:parent-style-name="Heading_20_1">
      <style:paragraph-properties fo:break-before="page"/>
      <style:text-properties officeooo:rsid="00087502" officeooo:paragraph-rsid="00087502"/>
    </style:style>
    <style:style style:name="P8" style:family="paragraph" style:parent-style-name="Heading_20_1">
      <style:text-properties officeooo:rsid="00087502" officeooo:paragraph-rsid="00087502"/>
    </style:style>
    <style:style style:name="P9" style:family="paragraph" style:parent-style-name="Heading_20_2">
      <style:text-properties officeooo:rsid="00087502" officeooo:paragraph-rsid="00087502"/>
    </style:style>
    <style:style style:name="P10" style:family="paragraph" style:parent-style-name="Heading_20_4" style:list-style-name="L1"/>
    <style:style style:name="P11" style:family="paragraph" style:parent-style-name="Heading_20_4" style:list-style-name="L2"/>
    <style:style style:name="P12" style:family="paragraph" style:parent-style-name="Heading_20_4" style:list-style-name="L3"/>
    <style:style style:name="P13" style:family="paragraph" style:parent-style-name="Heading_20_4" style:list-style-name="L4"/>
    <style:style style:name="P14" style:family="paragraph" style:parent-style-name="Heading_20_4" style:list-style-name="L5"/>
    <style:style style:name="P15" style:family="paragraph" style:parent-style-name="Heading_20_4" style:list-style-name="L6"/>
    <style:style style:name="P16" style:family="paragraph" style:parent-style-name="Heading_20_4" style:list-style-name="L7"/>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ize="12pt" fo:font-style="italic"/>
    </style:style>
    <style:style style:name="T5" style:family="text">
      <style:text-properties fo:font-size="2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 Trabalhadores da Luz – Quem são eles?</text:h>
      <text:p text:style-name="P2"><text:a xlink:type="simple" xlink:href="https://osegredo.com.br/author/cynthia-miranda-martins/" text:style-name="Internet_20_link" text:visited-style-name="Visited_20_Internet_20_Link">Cynthia Miranda Martins</text:a> • 13 de março de 2017</text:p>
      <text:h text:style-name="Heading_20_3" text:outline-level="3">Os Trabalhadores da Luz são almas que possuem o forte desejo interior de difundir Luz (conhecimento, liberdade e amor) sobre a Terra.</text:h>
      <text:p text:style-name="Text_20_body">Eles sentem isso como sua missão. São freqüentemente atraídos para a espiritualidade e para algum tipo de trabalho terapêutico. Devido ao seu profundo sentimento de missão, os Trabalhadores da Luz sentem-se diferentes de outras pessoas. Ao experimentarem diferentes tipos de obstáculos em seus caminhos, a vida os estimula a encontrar seu caminho próprio, único. Os Trabalhadores da Luz quase sempre são indivíduos solitários que não se adaptam às estruturas sociais estabelecidas.</text:p>
      <text:h text:style-name="Heading_20_3" text:outline-level="3">A expressão “Trabalhador da Luz” pode provocar mal-entendidos, já que diferencia um grupo particular de almas, do resto.</text:h>
      <text:p text:style-name="Text_20_body">Além disso, pode parecer sugerir que este grupo particular é de algum modo, superior aos outros, por exemplo, àqueles “não Trabalhadores da Luz”. Toda esta linha de pensamento está em desacordo com a própria natureza e objetivo do trabalho da Luz. Permitam-nos expor brevemente o que há de errado nisso.</text:p>
      <text:p text:style-name="Text_20_body">Primeiro: pretensões de superioridade geralmente não são iluminadas. Elas bloqueiam seu crescimento em direção a uma consciência livre e amorosa.</text:p>
      <text:p text:style-name="Text_20_body">Segundo: os Trabalhadores da Luz não são “melhores” nem “superiores” a ninguém. Eles simplesmente têm uma história diferente daquela dos que não pertencem a este grupo. Graças a esta história peculiar, que discutiremos mais adiante, eles têm certas características psicológicas que os distinguem como um grupo.</text:p>
      <text:p text:style-name="Text_20_body">Terceiro: toda alma chega a ser um Trabalhador da Luz em determinada etapa do seu desenvolvimento. Portanto, a qualificação “Trabalhador da Luz” não está reservada para um número limitado de almas.</text:p>
      <text:p text:style-name="Text_20_body">A razão pela qual se utiliza o termo “Trabalhador da Luz” – apesar dos possíveis mal-entendidos – é porque ela traz associações e agita memórias dentro do peito para ajudar a recordar de sua verdadeira essência.</text:p>
      <text:h text:style-name="Heading_20_3" text:outline-level="3">Os Trabalhadores da Luz trazem consigo a habilidade de alcançar o despertar espiritual mais rapidamente que outras pessoas.</text:h>
      <text:p text:style-name="Text_20_body">Eles carregam sementes internas para um rápido despertar espiritual. Por causa disso, parecem estar numa via mais rápida que a maioria das pessoas, se assim escolhem. Mais uma vez, isto não acontece porque os Trabalhadores da Luz sejam de algum modo almas “melhores” ou “superiores”. No entanto, eles são mais velhos que a maioria das almas encarnadas na Terra atualmente. Esta idade “mais velha” deve ser entendida, de preferência, em termos de “experiência”, mais que de “tempo”. Alcançaram um estágio particular de iluminação, antes de encarnarem na Terra e começarem sua missão. Eles <text:soft-page-break/>escolheram conscientemente envolver-se na “roda cármica da vida” e experimentar todas as formas de confusão e ilusão que fazem parte dela.</text:p>
      <text:p text:style-name="Text_20_body">Fizeram isto para compreender completamente “a experiência da Terra”. Isto lhes permitirá cumprir sua missão. Só passando, eles mesmos, por todos os estágios de ignorância e ilusão, é que eles possuirão finalmente as ferramentas para ajudar os outros a alcançar um estado de verdadeira felicidade e iluminação.</text:p>
      <text:p text:style-name="Text_20_body">Mas, por que os Trabalhadores da Luz perseguem esta missão sincera de ajudar a humanidade, mesmo correndo o risco de se perderem, durante eras, na densidade e confusão da vida terrestre?</text:p>
      <text:p text:style-name="Text_20_body">Eles presenciaram a véspera do nascimento da humanidade na Terra. Eles fizeram parte da criação do homem. Foram co-criadores da humanidade. Durante o processo de criação, eles fizeram escolhas e agiram de forma que mais tarde vieram a lhes causar um profundo arrependimento. Vieram muitas vezes a Terra. São almas antigas, e embora muitas hoje sejam jovens, são dotados de muita sabedoria e decidiram retornar aqui  e agora para reparar suas decisões anteriores e auxiliarem suas famílias espirituais e a humanidade em sua ascensão.</text:p>
      <text:h text:style-name="Heading_20_3" text:outline-level="3">As principais características psicológicas dos trabalhadores da luz são:</text:h>
      <text:p text:style-name="P1"><text:span text:style-name="Strong_20_Emphasis">1 –</text:span> Desde cedo em suas vidas, eles sentem que são diferentes. Quase sempre, sentem-se isolados dos outros, solitários e incompreendidos. Frequentemente tornam-se individualistas e têm que encontrar seus próprios caminhos na vida;</text:p>
      <text:p text:style-name="Horizontal_20_Line"/>
      <text:p text:style-name="Text_20_body"><text:span text:style-name="Strong_20_Emphasis">2 –</text:span> Têm dificuldade para se sentir à vontade em empregos tradicionais e/ou em estruturas burocratas. Os Trabalhadores da Luz são naturalmente anti-autoritários, o que significa que resistem naturalmente às decisões ou valores baseados somente em poder ou hierarquia. Este traço de antiautoritarismo está presente mesmo entre os que parecem tímidos e envergonhados. Ele está relacionado com a própria essência da missão deles aqui na Terra;</text:p>
      <text:p text:style-name="Horizontal_20_Line"/>
      <text:p text:style-name="Text_20_body"><text:span text:style-name="Strong_20_Emphasis">3 –</text:span> Os Trabalhadores da Luz sentem-se atraídos para ajudar as pessoas, e muitos escolhem serem nesta vida terapeutas, professores, treinadores, etc. Podem ser psicólogos, curadores, professores, enfermeiros, coachees, etc. Mesmo que a sua profissão não esteja diretamente relacionada com ajudar pessoas, sua intenção de contribuir para o bem-estar da humanidade está claramente presente. Sempre estarão envolvidos em promover o bem estar coletivamente;</text:p>
      <text:p text:style-name="Horizontal_20_Line"/>
      <text:p text:style-name="Text_20_body"><text:span text:style-name="Strong_20_Emphasis">4 –</text:span> Sua visão da vida é multicor em um sentido espiritualizado, de como todas as coisas estão relacionadas umas com as outras. Entende que tudo está em conexão. Consciente ou inconscientemente, eles levam dentro de si memórias de esferas de luz mais elevadas. <text:soft-page-break/>Podem, ocasionalmente, sentir saudades dessas esferas de luz e sentir-se como um estranho na Terra;</text:p>
      <text:p text:style-name="Horizontal_20_Line"/>
      <text:p text:style-name="Text_20_body"><text:span text:style-name="Strong_20_Emphasis">5 –</text:span> Honram e respeitam profundamente a vida, o que frequentemente se manifesta como afeição pelos animais e preocupação com o meio ambiente. A destruição de partes do reino animal ou vegetal na Terra pela ação do homem evoca neles profundos sentimentos de perda e aflição;</text:p>
      <text:p text:style-name="Horizontal_20_Line"/>
      <text:p text:style-name="Text_20_body"><text:span text:style-name="Strong_20_Emphasis">6 –</text:span> São bondosos, sensíveis e empáticos. Podem sentir-se incômodos ao se defrontarem com um comportamento agressivo e geralmente têm dificuldade para se defender. Podem ser sonhadores, ingênuos ou profundamente idealistas, assim como insuficientemente “enraizados”, isto é, não ter os pés na terra. Como eles têm facilidade para captar sentimentos e humores (negativos) das pessoas que os rodeiam, é importante que possam, regularmente, passar algum tempo a sós. Isto lhes permite distinguir entre seus próprios sentimentos e os das outras pessoas. Necessitam de momentos de solidão para recuperar a própria base e estar em contato com a mãe Terra.</text:p>
      <text:p text:style-name="Horizontal_20_Line"/>
      <text:p text:style-name="Text_20_body"><text:span text:style-name="Strong_20_Emphasis">7 –</text:span> Viveram muitas vidas na Terra, nas quais estiveram profundamente envolvidos com a espiritualidade e/ou religião. Estiveram presentes, em grande número, nas velhas ordens religiosas do seu passado, como monges, monjas, ermitães, psíquicos, bruxas, xamãs, sacerdotes, sacerdotisas, etc. Foram os que construíram uma ponte entre o visível e o invisível, entre o contexto diário da vida terrestre e os reinos misteriosos de pós-vida, de Deus e dos espíritos do bem e do mal. Por desempenharem este papel, muitas vezes eles foram renegados e perseguidos. Muitos foram sentenciados à fogueira devido aos dons que possuíam. Os traumas das perseguições deixaram profundas marcas na memória de suas almas. Isso pode manifestar-se atualmente como medo de estar completamente enraizado, isto é, medo de estar realmente presente, porque vocês se lembram de terem sido brutalmente atacados por serem quem eram. Medo bloqueiam as potencialidades, as habilidades e dons inatos.</text:p>
      <text:p text:style-name="Text_20_body">Um dos fatores que bloqueiam o caminho da iluminação para os Trabalhadores da Luz é o fato de terem uma pesada carga cármica, que pode levá-los a se extraviarem por bastante tempo. Como afirmamos anteriormente, esta carga cármica está relacionada com decisões que eles tomaram com relação à humanidade em suas etapas iniciais. Foram decisões essencialmente desrespeitosas para com a vida.</text:p>
      <text:h text:style-name="Heading_20_3" text:outline-level="3">Todos os Trabalhadores da Luz que vivem agora desejam corrigir alguns de seus erros passados e recuperar e cuidar do que foi destruído por causa disso.</text:h>
      <text:p text:style-name="Text_20_body">Quando os Trabalhadores da Luz completarem seu caminho através da carga cármica, isto é, quando liberarem todo tipo de necessidade de poder, compreenderão que são essencialmente seres de luz. Isso  permitirá ajudar outras pessoas a acharem seu próprio caminho. Mas primeiro eles mesmos têm que passar por esse processo, o que <text:soft-page-break/>geralmente exige grande determinação e perseverança no nível interno. Devido aos valores e julgamentos incutidos pela sociedade, os quais vão contra os impulsos naturais, muitos Trabalhadores da Luz se perderam, terminando em estados de desconfiança de si mesmos, autonegação e, inclusive, depressão e desesperança. Isto porque eles não conseguem se adaptar à ordem estabelecida e concluem que deve haver algo de terrivelmente errado com eles.</text:p>
      <text:p text:style-name="Text_20_body">O que os Trabalhadores da Luz têm que fazer, neste ponto, é deixar de procurar  valorização externa e realmente acreditar em si mesmo e verdadeiramente honrar suas inclinações naturais e seu conhecimento interior, e agir de acordo com sua vontade. Acreditar na própria potencialidade é abrir as portas para uma vida com verdadeiro propósito e mais felicidade.</text:p>
      <text:p text:style-name="Text_20_body"/>
      <text:p text:style-name="P4">Para escrever para o segredo - <text:a xlink:type="simple" xlink:href="https://osegredo.com.br/colunista/" text:style-name="Internet_20_link" text:visited-style-name="Visited_20_Internet_20_Link">https://osegredo.com.br/colunista/</text:a> </text:p>
      <text:h text:style-name="P7" text:outline-level="1">OS 11 TIPOS DE TRABALHADORES DA LUZ</text:h>
      <text:p text:style-name="Text_20_body"><text:span text:style-name="T5">Por Melanie Beckler</text:span></text:p>
      <text:p text:style-name="Text_20_body">Use sua intuição para descobrir seus dons particulares como Trabalhador da Luz …</text:p>
      <text:p text:style-name="Text_20_body">E sim, você pode ter e, provavelmente, possui, mais de um!</text:p>
      <text:p text:style-name="P5"><text:bookmark text:name="more-14466"/>1. Os Trabalhadores das Redes e Guardiões dos Portais</text:p>
      <text:p text:style-name="Text_20_body">Estes são os Trabalhadores da Luz que estão trabalhando com as redes energéticas (grades) em Gaia. Estes poderiam ser a Rede do Coração Humano conectando os corações de todos os seres humanos despertos. Eles poderiam ser Redes da Terra que ligam locais sagrados através de Linhas Ley. Eles também poderiam ser maiores, como as Redes De Energia Da Estrutura Cristalina.</text:p>
      <text:p text:style-name="P5">2. Guardiões da Luz Divina</text:p>
      <text:p text:style-name="Text_20_body">Estes são os Trabalhadores da Luz cuja missão principal (ou uma grande parte de sua missão) é incorporar Luz. Manter uma mais elevada, apesar de tudo o que acontece externamente. Durante tempos tumultuados e eventos caóticos estes Guardiões da Luz conscientemente se concentram em incorporar a Luz e expandir para além de si mesmos para neutralizar desafios e densidade, para elevar a humanidade e apoiar a todos no processo de Despertar – e nos momentos difíceis para dar suporte e equilíbrio.</text:p>
      <text:p text:style-name="P5">3. Transmutadores</text:p>
      <text:p text:style-name="Text_20_body">Estes são os Trabalhadores da Luz que estão realmente imersos na negatividade para transmutar e liberá-la à Luz. Retornando à neutralidade divina, retornando à presença e equilíbrio. Os transmutadores agem em nome da consciência coletiva de toda a humanidade, transmutando o karma.</text:p>
      <text:p text:style-name="Text_20_body">Há também muitos Trabalhadores da Luz que estão transmutando suas linhagens ancestrais. Você pode ter escolhido nascer em uma linha ancestral que tem karma negativo, então pode liberar – dissolver, e ajudar a curar toda a sua linha ancestral, e elevá-la vibracionalmente, que por sua vez ajuda a toda Humanidade.</text:p>
      <text:p text:style-name="P5">4. Curadores</text:p>
      <text:p text:style-name="Text_20_body"><text:soft-page-break/>Servem a humanidade, Terra, animais, todas as almas e todos os seres. A cura pode assumir muitas formas diferentes. Pode ser mental, emocional, física ou espiritual. Há tantas maneiras diferentes.</text:p>
      <text:p text:style-name="Text_20_body">Se você está curando como parte do seu Propósito, como um Trabalhador da Luz, ouça a sua orientação interior sobre os procedimentos, técnicas e maneiras que você pode estar a serviço através de seu dom de cura. Trabalho de cura, como um Trabalhador da Luz, também inclui a si mesmo.</text:p>
      <text:p text:style-name="Text_20_body">Curador, cura a si mesmo – curando a si mesmo, você está aumentando a sua vibração e preenchendo-o com a Luz, de modo que você pode curar, ajudar, servir, amar e liderar outros.</text:p>
      <text:p text:style-name="P5">5. Videntes, Médiuns, Clarividentes</text:p>
      <text:p text:style-name="Text_20_body">Estes são os Trabalhadores da Luz que abriram seu terceiro olho ou visão psíquica para além do físico, além do véu da ilusão. Este dom de ver pode assumir muitas formas.</text:p>
      <text:p text:style-name="Text_20_body">Pode ser fornecer leituras ou serviços, a fim de inspirar, capacitar e ajudar a guiar os outros. Pode ser ver as áreas onde a cura é necessária para transmutação ou liberação. Olhando além da ilusão saber claramente onde concentrar sua energia, onde a Luz flui e onde podem fazer uma grande diferença para a sua Luz, poder e presença.</text:p>
      <text:p text:style-name="P5">6. Os Portadores do Padrão Divino</text:p>
      <text:p text:style-name="Text_20_body">Todos nós temos um padrão divino único, um modelo para o seu Eu totalmente desperto. Todos os Trabalhadores da Luz tem esse modelo, mas os Portadores do Padrão Divino estão sintonizando-se com ele ativamente e recuperando os Códigos de Despertar que são específicos para eles.</text:p>
      <text:p text:style-name="Text_20_body">Eles estão incorporando seus Códigos e, em seguida, os transmitem através da Rede Cristalina através da Rede do Coração Humano, através do Serviço ou através do Amor sob qualquer forma.</text:p>
      <text:p text:style-name="Text_20_body">Portadores do Padrão Divino estão sintonizados com o seu Eu totalmente desperto e fazendo-o brilhar. Este dom também inclui o Padrão Divino para a Terra e a Humanidade desperta.</text:p>
      <text:p text:style-name="Text_20_body">Sintonize-se com este modelo desperto e invoque-o incorporando a Luz Superior, visualizando o resultado desejado, manifestando o Projeto Divino para a Humanidade totalmente desperta, para manifestar a Ascensão no momento presente que é aqui e agora.</text:p>
      <text:p text:style-name="P5">7. Sonhadores</text:p>
      <text:p text:style-name="Text_20_body">Sonhar, transmutar através de sonhos, sonhos astrais através de viagens, entrar no espaço dos sonhos e reconhecer que através de seus sonhos que você está sintonizando <text:soft-page-break/>com dimensões alternativas de experiência. O espaço do sonho é real, então preste atenção!</text:p>
      <text:p text:style-name="Text_20_body">Quais são os símbolos em seus sonhos? Escreva-os. Medite sobre eles. Toda vez que você se lembrar de um sonho, tenha um momento para refletir e tirar um pouco de verdade.</text:p>
      <text:p text:style-name="Text_20_body">O que poderia ser a manifestação desse sonho maior?</text:p>
      <text:p text:style-name="Text_20_body">Por exemplo, se você sonha ir à escola, a maior correlação dimensional significaria que, em seu sonho, você está estudando e nivelando acima. Você está assumindo novas habilidades e dons como alma para assumir muito mais trabalho/serviço à Luz.</text:p>
      <text:p text:style-name="Text_20_body">Isso ocorre durante o sono.</text:p>
      <text:p text:style-name="Text_20_body">Antes de ir dormir, defina a intenção de fazer o trabalho de Luz e se conectar com seu Eu Superior, para revelar a você o que você mais precisa saber, e, em seguida, preste atenção!</text:p>
      <text:p text:style-name="Text_20_body">Sonhar é uma incrível oportunidade de crescer e aprender.</text:p>
      <text:p text:style-name="P5">8. Mensageiros</text:p>
      <text:p text:style-name="Text_20_body">Um Trabalhador da Luz recebe orientação e mensagens do Divino, Anjos, Mestres Ascensionados, Galácticos e até mesmo do seu Eu Superior. Compartilhe estas mensagens através de vídeos, blogs, ensinamentos ou livros. Seja qual for o meio, qualquer que seja a forma, Mensageiros recebem a orientação do Espírito, e transmitem para Servir a Humanidade e o processo de Despertar.</text:p>
      <text:p text:style-name="P5">9. Criadores do Padrão Divino</text:p>
      <text:p text:style-name="Text_20_body">Os Manifestadores, os Trabalhadores da Luz que estão ativamente envolvidos em entrelaçar/tecer a Luz para manifestar mudanças positivas na Terra. Isto poderia ser na forma de estabelecer Intenção manifesta e Linhas de Tempo Positivas. Poderia ser na forma de desenvolvimentos positivos ou simplesmente manifestar na realidade física criando o modelo para um Amor mais elevado, mais Luz, ou uma co-criação harmoniosa.</text:p>
      <text:p text:style-name="Text_20_body">Manifestando não só por interesse próprio e ganho pessoal, mas também no maior interesse de todos os seres, Gaia/Mãe Terra, de todos os animais e toda a Humanidade.</text:p>
      <text:p text:style-name="Text_20_body">Isto é uma manifestação em sua forma mais elevada.</text:p>
      <text:p text:style-name="Text_20_body">Estes Trabalhadores da Luz manifestam coletivamente pelo mais Elevado Interesse/Bem Maior. Isto é poderoso.</text:p>
      <text:p text:style-name="P5">10. Os Guias Da Ascensão</text:p>
      <text:p text:style-name="Text_20_body">Estes guias são pessoas que estão ascensionando, eles estão adentrando em níveis mais elevados de Luz e compartilham o que eles estão aprendendo sobre o processo de <text:soft-page-break/>ascensão, sobre como superar algumas das armadilhas e como sintonizar bênçãos para ajudar todos os que têm a oportunidade de ascender.</text:p>
      <text:p text:style-name="P5">11. Os Mostradores do Caminho são Trabalhadores da Luz predicam como exemplo. Eles estão mostrando o caminho!</text:p>
      <text:p text:style-name="Text_20_body">Talvez eles não estejam conscientemente ensinando como fazem os Guias da Ascensão, mas eles estão incorporando o processo de Ascensão, realmente ascendendo, realmente brilhando sua Luz, realmente vivendo na sua máxima autenticidade, o seu mais alto padrão divino.</text:p>
      <text:p text:style-name="Text_20_body">Simplesmente vivendo despertos, inspirados, com o elevado interesse de todos os seres em mente, no caminho do Serviço, mostrando o Caminho através da ação, através da encarnação, para toda a Humanidade</text:p>
      <text:p text:style-name="Text_20_body"><text:span text:style-name="T3">Nota de Vilma Capuano:</text:span><text:span text:style-name="T2"> Esta mensagem de Jeshua complementa:“Devido ao seu profundo sentimento de missão, os Trabalhadores da Luz sentem-se diferentes de outras pessoas. Ao experimentarem diferentes tipos de obstáculos em seus caminhos, a vida os estimula a encontrar seu caminho próprio, único. Os Trabalhadores da Luz quase sempre são indivíduos solitários que não se adaptam às estruturas sociais estabelecidas. A expressão “Trabalhador da Luz” pode provocar mal-entendidos, já que diferencia um grupo particular de almas, do resto. Além disso, pode parecer sugerir que este grupo particular é, de algum modo, superior aos outros, por exemplo, àqueles “não Trabalhadores da Luz”. Toda esta linha de pensamento está em desacordo com a própria natureza e objetivo do trabalho da Luz.” – Fonte: </text:span><text:a xlink:type="simple" xlink:href="http://www.decoracaoacoracao.blog.br/2011/02/aos-trabalhadores-da-luz.html" text:style-name="Internet_20_link" text:visited-style-name="Visited_20_Internet_20_Link"><text:span text:style-name="T2">http://www.decoracaoacoracao.blog.br/2011/02/aos-trabalhadores-da-luz.html</text:span></text:a></text:p>
      <text:p text:style-name="Text_20_body"><text:span text:style-name="T4">Por favor, respeite os créditos ao compartilhar</text:span><text:line-break/><text:span text:style-name="T4">DE CORAÇÃO A CORAÇÃO – </text:span><text:a xlink:type="simple" xlink:href="http://www.decoracaoacoracao.blog.br/" text:style-name="Internet_20_link" text:visited-style-name="Visited_20_Internet_20_Link"><text:span text:style-name="T4">http://www.decoracaoacoracao.blog.br</text:span></text:a><text:line-break/><text:span text:style-name="T4">DE CORAÇÃO A CORAÇÃO – </text:span><text:a xlink:type="simple" xlink:href="https://lecocq.wordpress.com/" text:style-name="Internet_20_link" text:visited-style-name="Visited_20_Internet_20_Link"><text:span text:style-name="T4">https://lecocq.wordpress.com</text:span></text:a><text:line-break/><text:span text:style-name="T4">© todos os direitos reservados | Copyright 2016 – Ask-Angels.com &amp; Melanie Beckler</text:span><text:line-break/><text:a xlink:type="simple" xlink:href="http://shekinahmerkaba.ning.com/profiles/blog/show?id=6533154%3ABlogPost%3A754156&amp;xgs=1&amp;xg_source=msg_share_post" text:style-name="Internet_20_link" text:visited-style-name="Visited_20_Internet_20_Link"><text:span text:style-name="T4">Fonte: http://shekinahmerkaba.ning.com</text:span></text:a><text:line-break/><text:span text:style-name="T4">Tradução Vilma Capuano – </text:span><text:a xlink:type="simple" xlink:href="mailto:vilmacapuano@yahoo.com.br" text:style-name="Internet_20_link" text:visited-style-name="Visited_20_Internet_20_Link"><text:span text:style-name="T4">vilmacapuano@yahoo.com.br</text:span></text:a><text:line-break/><text:span text:style-name="T4">Grata Vilma!</text:span></text:p>
      <text:p text:style-name="Text_20_body"><text:span text:style-name="T1">LUZ!</text:span><text:line-break/><text:span text:style-name="T1">STELA</text:span></text:p>
      <text:p text:style-name="P4"/>
      <text:p text:style-name="P3">Como são escolhidos os Trabalhadores da Luz em missão na Terra?<text:line-break/><text:a xlink:type="simple" xlink:href="https://www.somostodosum.com.br/clube/artigos/autoconhecimento/como-sao-escolhidos-os-trabalhadores-da-luz-em-missao-na-terra-3724.html" text:style-name="Internet_20_link" text:visited-style-name="Visited_20_Internet_20_Link">https://www.somostodosum.com.br/clube/artigos/autoconhecimento/como-sao-escolhidos-os-trabalhadores-da-luz-em-missao-na-terra-3724.html</text:a> </text:p>
      <text:p text:style-name="P4"/>
      <text:h text:style-name="P8" text:outline-level="1">O que é um Trabalhador da Luz e como Descobrir se é Um</text:h>
      <text:p text:style-name="P2">por <text:a xlink:type="simple" xlink:href="https://pt.prepareforchange.net/author/edwardmorgan/" text:style-name="Internet_20_link" text:visited-style-name="Visited_20_Internet_20_Link">Edward Morgan</text:a></text:p>
      <text:h text:style-name="P9" text:outline-level="2">Sente-se diferente de todos os outros? Tem uma sensação irritante de que existe um propósito pelo qual veio à Terra? Pode ser que seja um Trabalhador da Luz.</text:h>
      <text:p text:style-name="Text_20_body">Os <text:span text:style-name="Strong_20_Emphasis"><text:span text:style-name="Emphasis">Trabalhadores da Luz</text:span></text:span>, também conhecidos como crianças <text:a xlink:type="simple" xlink:href="https://pt.prepareforchange.net/2017/01/19/o-que-e-um-trabalhador-da-luz-e-como-descobrir-se-e-um/pt.prepareforchange.net/2016/11/14/quem-sao-as-sementes-estelares/" office:target-frame-name="_blank" xlink:show="new" text:style-name="Internet_20_link" text:visited-style-name="Visited_20_Internet_20_Link">Sementes Estelares</text:a>, <text:a xlink:type="simple" xlink:href="http://www.learning-mind.com/traits-of-indigo-adults/" office:target-frame-name="_blank" xlink:show="new" text:style-name="Internet_20_link" text:visited-style-name="Visited_20_Internet_20_Link">Indigos</text:a> ou <text:a xlink:type="simple" xlink:href="http://www.learning-mind.com/star-children/" office:target-frame-name="_blank" xlink:show="new" text:style-name="Internet_20_link" text:visited-style-name="Visited_20_Internet_20_Link">Cristal</text:a>, são pessoas que vieram para a Terra com a missão de mudar a energia do planeta. Eles estão aqui para derrubar as energias negativas e para promover a Luz e o Amor no mundo. Ser um Trabalhador da Luz não é um destino fácil. Num mundo que ainda não está pronto para esta energia, os Trabalhadores da Luz muitas vezes sentem-se <text:a xlink:type="simple" xlink:href="http://www.learning-mind.com/feel-alone-and-misunderstood/" office:target-frame-name="_blank" xlink:show="new" text:style-name="Internet_20_link" text:visited-style-name="Visited_20_Internet_20_Link">incompreendidos e isolados</text:a>. Mas você não esta sozinho. Existem muitas pessoas no mundo agora que desejam trazer a Luz e o Amor ao mundo.</text:p>
      <text:p text:style-name="Text_20_body">Os Trabalhadores da Luz vieram a este mundo com uma missão. Infelizmente, quando entramos na <text:a xlink:type="simple" xlink:href="http://www.learning-mind.com/what-if-we-live-in-a-matrix-and-reality-is-a-computer-program/" office:target-frame-name="_blank" xlink:show="new" text:style-name="Internet_20_link" text:visited-style-name="Visited_20_Internet_20_Link">Matriz</text:a> da manifestação física, sofremos alguma amnésia. Nós não podemos completamente recordar-nos sobre porque é que nós viemos e o que estamos destinados a fazer. Mas o sentimento profundo de ter um propósito nesta vida permanece dentro de nós como uma semente, esperando pacientemente que seja regada e nutrida até desabrochar.</text:p>
      <text:p text:style-name="Text_20_body"><text:span text:style-name="Strong_20_Emphasis">Se você é uma dessas pessoas especiais, provavelmente reconhecerá os seguintes 7 sinais:</text:span></text:p>
      <text:list xml:id="list8771610970490863681" text:style-name="L1">
        <text:list-item>
          <text:list>
            <text:list-item>
              <text:list>
                <text:list-item>
                  <text:list>
                    <text:list-item>
                      <text:h text:style-name="P10" text:outline-level="4">Você não sente que faça parte da sociedade</text:h>
                    </text:list-item>
                  </text:list>
                </text:list-item>
              </text:list>
            </text:list-item>
          </text:list>
        </text:list-item>
      </text:list>
      <text:p text:style-name="Text_20_body">Você pode sentir que <text:a xlink:type="simple" xlink:href="http://www.learning-mind.com/feel-like-dont-belong-here/" office:target-frame-name="_blank" xlink:show="new" text:style-name="Internet_20_link" text:visited-style-name="Visited_20_Internet_20_Link">não se encaixa na sua sociedade</text:a>, comunidade e até mesmo na sua família. Os Trabalhadores da Luz não entendem as preocupações vulgares com o dinheiro, <text:a xlink:type="simple" xlink:href="http://www.learning-mind.com/consumerism-and-materialism-unhappy/" office:target-frame-name="_blank" xlink:show="new" text:style-name="Internet_20_link" text:visited-style-name="Visited_20_Internet_20_Link">bens materiais</text:a> e competição. No fundo, você sabe que o planeta tem recursos suficientes para que todos possam viver em abundância e você não consegue entender porque é que a sociedade não faz com que isso aconteça. Você não consegue suportar o egoísmo e a ganância, e perdeu toda a esperança na capacidade dos políticos de criarem um mundo mais justo. Você está frustrado por a sociedade parecer ser tão lenta em avançar para a justiça e para a igualdade.</text:p>
      <text:list xml:id="list2681386351966215261" text:style-name="L2">
        <text:list-item>
          <text:list>
            <text:list-item>
              <text:list>
                <text:list-item>
                  <text:list>
                    <text:list-item>
                      <text:h text:style-name="P11" text:outline-level="4">Você tem desejos que não consegue explicar</text:h>
                    </text:list-item>
                  </text:list>
                </text:list-item>
              </text:list>
            </text:list-item>
          </text:list>
        </text:list-item>
      </text:list>
      <text:p text:style-name="Text_20_body">Parece haver algo que falta na sua vida. É como a nostalgia de algo passado ou nostalgia relativamente a algum lugar que mal se consegue lembrar. Você sabe que <text:a xlink:type="simple" xlink:href="http://www.learning-mind.com/deep-questions-old-soul/" office:target-frame-name="_blank" xlink:show="new" text:style-name="Internet_20_link" text:visited-style-name="Visited_20_Internet_20_Link">pertence a </text:a><text:soft-page-break/><text:a xlink:type="simple" xlink:href="http://www.learning-mind.com/deep-questions-old-soul/" office:target-frame-name="_blank" xlink:show="new" text:style-name="Internet_20_link" text:visited-style-name="Visited_20_Internet_20_Link">algum lugar</text:a> e está constantemente à procura do lugar em que se sentirá compreendido. Às vezes pode conhecer alguém e imediatamente sentirá que já se conheciam antes e a partir daí desenvolve-se uma incrível amizade ou relacionamento. Mas, muitas vezes, você sente-se frustrado por não conseguir encontrar um lugar ao qual pertença.</text:p>
      <text:list xml:id="list5421163359164013972" text:style-name="L3">
        <text:list-item>
          <text:list>
            <text:list-item>
              <text:list>
                <text:list-item>
                  <text:list>
                    <text:list-item>
                      <text:h text:style-name="P12" text:outline-level="4">Você sabe que tem um trabalho para fazer</text:h>
                    </text:list-item>
                  </text:list>
                </text:list-item>
              </text:list>
            </text:list-item>
          </text:list>
        </text:list-item>
      </text:list>
      <text:p text:style-name="Text_20_body">No fundo, você sabe que tem uma <text:a xlink:type="simple" xlink:href="http://www.learning-mind.com/how-to-find-your-purpose-of-life/" office:target-frame-name="_blank" xlink:show="new" text:style-name="Internet_20_link" text:visited-style-name="Visited_20_Internet_20_Link">missão aqui na Terra</text:a>. É como uma palavra que está na ponta de sua língua que você simplesmente não consegue entender. Você provavelmente leu muitos livros sobre ciência, filosofia e espiritualidade, mas você simplesmente não consegue encontrar a resposta às questões tem. Você pode eventualmente perceber que as respostas não estão em livros ou conversas ou mesmo em artigos na internet – elas estão profundamente dentro de si, e simplesmente precisa aprender a sintonizar-se com uma forma de pensar e de sentir que é uma língua diferente.</text:p>
      <text:list xml:id="list6647229469721220408" text:style-name="L4">
        <text:list-item>
          <text:list>
            <text:list-item>
              <text:list>
                <text:list-item>
                  <text:list>
                    <text:list-item>
                      <text:h text:style-name="P13" text:outline-level="4">Você tem um profundo desejo de estar ao serviço dos outros</text:h>
                    </text:list-item>
                  </text:list>
                </text:list-item>
              </text:list>
            </text:list-item>
          </text:list>
        </text:list-item>
      </text:list>
      <text:p text:style-name="Text_20_body">Os Trabalhadores da Luz são normalmente muito sensíveis e <text:a xlink:type="simple" xlink:href="http://www.learning-mind.com/what-is-an-intuitive-empath/" office:target-frame-name="_blank" xlink:show="new" text:style-name="Internet_20_link" text:visited-style-name="Visited_20_Internet_20_Link">altamente empáticos</text:a>. Eles sentem a dor dos outros e têm um profundo desejo de curar. Se você é um Trabalhador da Luz, você pode estar frustrado quando aqueles que você ama estão com dor, mas não conseguem ver aquilo que você está a mostrar. Você anseia por tirá-los da ilusão da matriz e mostrar-lhes o Amor e a Luz do mundo, mas eles ainda não conseguem ver o caminho. Você pode promover esta necessidade de os ajudar com uma busca criativa, como escrever ou pintar, ou pode trabalhar para estar ao serviço deles de uma forma mais tradicional, como um profissional médico, conselheiro ou terapeuta alternativo.</text:p>
      <text:list xml:id="list1725546892211591681" text:style-name="L5">
        <text:list-item>
          <text:list>
            <text:list-item>
              <text:list>
                <text:list-item>
                  <text:list>
                    <text:list-item>
                      <text:h text:style-name="P14" text:outline-level="4">Você procura</text:h>
                    </text:list-item>
                  </text:list>
                </text:list-item>
              </text:list>
            </text:list-item>
          </text:list>
        </text:list-item>
      </text:list>
      <text:p text:style-name="Text_20_body">Como Trabalhador da Luz, você provavelmente sempre se sentiu atraído pelas práticas espirituais e, desde muito jovem, interessa-se por diferentes maneiras de pensar. Os Trabalhadores da Luz muitas vezes começam com a sua própria religião familiar, mas depois expandem o seu raio de acção em busca de respostas. Os Trabalhadores da Luz sofrem frequentemente de depressão, ansiedade ou outros <text:a xlink:type="simple" xlink:href="http://www.learning-mind.com/mental-illness-shaman/" office:target-frame-name="_blank" xlink:show="new" text:style-name="Internet_20_link" text:visited-style-name="Visited_20_Internet_20_Link">problemas de saúde mental</text:a>. Frequentemente isso é causado pelo sentimento de que há algo que está em falta na sua vida e de que você é diferente e não se encaixa. Você trabalhou duro para se tornar bom o suficiente. No entanto, você sempre foi bom o suficiente. Você não está doente. Você apenas existe num nível energético diferente do que a maioria das pessoas na sociedade. Não é sempre um lugar fácil de estar porque você é um pioneiro num mundo que essencialmente interpreta mal essas coisas.</text:p>
      <text:list xml:id="list6502619710157700321" text:style-name="L6">
        <text:list-item>
          <text:list>
            <text:list-item>
              <text:list>
                <text:list-item>
                  <text:list>
                    <text:list-item>
                      <text:h text:style-name="P15" text:outline-level="4">Você pode ter sinais físicos das diferenças</text:h>
                    </text:list-item>
                  </text:list>
                </text:list-item>
              </text:list>
            </text:list-item>
          </text:list>
        </text:list-item>
      </text:list>
      <text:p text:style-name="Text_20_body">Muitas vezes, os Trabalhadores da Luz têm olhos invulgares, talvez de uma cor surpreendente, ou de cores diferentes. Você também pode ter marcas de nascença ou outras características distintas. Essas marcas eram muitas vezes chamadas de marcas das bruxas no passado.</text:p>
      <text:p text:style-name="Text_20_body"><text:soft-page-break/>Você também pode ter problemas com a visão ou audição ou uma condição de saúde de longo prazo. Muitas destas questões são causadas por tentar encaixar-se num mundo que não é exactamente para o qual foi projectado. Pode ser difícil ser tão intuitivo e sensível num mundo que honra o material acima de tudo.</text:p>
      <text:p text:style-name="Text_20_body">Alternativamente, você pode ter <text:a xlink:type="simple" xlink:href="http://www.learning-mind.com/what-is-a-highly-sensitive-person/" office:target-frame-name="_blank" xlink:show="new" text:style-name="Internet_20_link" text:visited-style-name="Visited_20_Internet_20_Link">sentidos muito desenvolvido</text:a>. Um sentido apurador de gosto ou de toque é muito comum entre os Trabalhadores da Luz. Você também pode ter um sentido muito forte de intuição e habilidades psíquicas.</text:p>
      <text:list xml:id="list5463599500932905555" text:style-name="L7">
        <text:list-item>
          <text:list>
            <text:list-item>
              <text:list>
                <text:list-item>
                  <text:list>
                    <text:list-item>
                      <text:h text:style-name="P16" text:outline-level="4">Você acredita em coisas que você não pode ver</text:h>
                    </text:list-item>
                  </text:list>
                </text:list-item>
              </text:list>
            </text:list-item>
          </text:list>
        </text:list-item>
      </text:list>
      <text:p text:style-name="Text_20_body">Os Trabalhadores da Luz compreendem que há mais neste universo do que a mera matéria. As suas explorações científicas podem ter validado essas crenças, visto que até mesmo os físicos agora entendem que existem forças que não podemos medir e que afectam o nosso Universo. Você entende que a energia é tão importante quanto as coisas materiais. Você sabe que este não é um Universo de maquinismos de relojoaria e está aberto às possibilidades de seres e energias que você não pode tocar. Os Trabalhadores da Luz muitas vezes sentem-se guiados por essas energias, quer sob a forma de pensamentos e orientação intuitiva, quer sob a forma de seres superiores, ou anjos. Você tem a mente aberta e compreende profundamente que há mais neste mundo do que se vê com os olhos.</text:p>
      <text:h text:style-name="Heading_20_2" text:outline-level="2">O que significa ser um Trabalhador da Luz</text:h>
      <text:p text:style-name="Text_20_body">Ser um Trabalhador da Luz é difícil e você precisa de levar a sério a necessidade de cuidar de si mesmo. Você deve proteger-se das energias negativas e drenantes e dispender tempo a recarregar a sua própria energia para permitir que a sua Luz interna brilhe e faça a diferença tão necessária no mundo.</text:p>
      <text:p text:style-name="Text_20_body">Se você reconhecer vários destes sinais, o próximo passo é descobrir mais sobre o seu propósito de vida. Você provavelmente já tem uma sensação subjacente disso mesmo. Isso pode ser um sonho de uma vida inteira ou uma visão que recentemente desenvolveu. Se você precisar de mais ajuda para descobrir o seu trabalho aqui na Terra, você poderá gostar de desenvolver uma rotina de meditação ou outro ritual para o ajudar a conectar-se com o seu <text:a xlink:type="simple" xlink:href="http://www.learning-mind.com/lost-touch-inner-self/" office:target-frame-name="_blank" xlink:show="new" text:style-name="Internet_20_link" text:visited-style-name="Visited_20_Internet_20_Link">Eu Interior</text:a>. Outras formas de descobrir o seu propósito mais elevado incluem ter o seu próprio diário, escrever com a mão não-dominante ou viajens shamanicas. Também pode ajudar se se conectar com outras pessoas que têm energia de Trabalhador da Luz. Eles existem em abundância e nós podemos apoiar-nos numa viagem para trazer mais Luz e Amor ao mundo.</text:p>
      <text:p text:style-name="Text_20_body">Lembre-se que todas as interações que você tem são uma oportunidade de partilhar a sua Luz e elevar as vibrações do mundo. Então faça tudo o que puder para manter a sua vibração alta para que você possa espalhar a Luz.</text:p>
      <text:p text:style-name="Text_20_body"><text:span text:style-name="Emphasis"><text:span text:style-name="Strong_20_Emphasis">Fonte: </text:span></text:span><text:a xlink:type="simple" xlink:href="http://www.learning-mind.com/what-is-lightworker/?utm_source=feedburner&amp;utm_medium=email&amp;utm_campaign=Feed%3A+LearningMind+%28Learning+Mind+email%29" office:target-frame-name="_blank" xlink:show="new" text:style-name="Internet_20_link" text:visited-style-name="Visited_20_Internet_20_Link"><text:span text:style-name="Emphasis"><text:span text:style-name="Strong_20_Emphasis">http://www.learning-mind.com/what-is-lightworker/?utm_source=feedburner&amp;utm_medium=email&amp;utm_campaign=Feed%3A+LearningMind+%28Learning+Mind+email%29</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2:35:09.031898436</meta:creation-date>
    <dc:date>2018-10-05T12:58:31.722259493</dc:date>
    <meta:editing-duration>PT12M4S</meta:editing-duration>
    <meta:editing-cycles>8</meta:editing-cycles>
    <meta:generator>LibreOffice/5.1.6.2$Linux_X86_64 LibreOffice_project/10m0$Build-2</meta:generator>
    <meta:document-statistic meta:table-count="0" meta:image-count="0" meta:object-count="0" meta:page-count="11" meta:paragraph-count="102" meta:word-count="4006" meta:character-count="25294" meta:non-whitespace-character-count="21373"/>
  </office:meta>
</office:document-meta>
</file>